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ListingExportHandler.exportProperties( PropertyExportContext export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setIOManag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canExport( ExportContext context , boolean is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ListingExportHandler.importConten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importProperties( PropertyImportContext import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exportContent( ExportContext context , Dav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irListingExportHandler.canImpor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canImport( Property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exportContent( ExportContext context , boolean isColle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DirListingExportHandler.importContent( 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canExpor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ListingExportHandler.DirListingExport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canImport( ImportContext context , boolean is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getIO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canExport( PropertyEx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ListingExportHandler.DirListingExpor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